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ourier New" svg:font-family="'Courier New'" style:font-adornments="Normale" style:font-family-generic="modern" style:font-pitch="fixed"/>
    <style:font-face style:name="Calibri" svg:font-family="Calibri" style:font-family-generic="roman" style:font-pitch="variable"/>
    <style:font-face style:name="LMRoman12-Regular" svg:font-family="LMRoman12-Regular"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MRoman12-Regular1" svg:font-family="LMRoman12-Regular"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ella1" style:family="table">
      <style:table-properties style:width="17.119cm" fo:margin-left="0cm" fo:margin-top="0cm" fo:margin-bottom="0cm" table:align="left" style:writing-mode="lr-tb"/>
    </style:style>
    <style:style style:name="Tabella1.A" style:family="table-column">
      <style:table-column-properties style:column-width="3.778cm"/>
    </style:style>
    <style:style style:name="Tabella1.B" style:family="table-column">
      <style:table-column-properties style:column-width="13.339cm"/>
    </style:style>
    <style:style style:name="Tabella1.1" style:family="table-row">
      <style:table-row-properties style:min-row-height="2.953cm" fo:keep-together="auto"/>
    </style:style>
    <style:style style:name="Tabella1.A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ella1.B1" style:family="table-cell">
      <style:table-cell-properties fo:background-color="transparent" fo:padding-left="0.191cm" fo:padding-right="0.191cm" fo:padding-top="0cm" fo:padding-bottom="0cm" fo:border-left="0.5pt solid #000000" fo:border-right="none" fo:border-top="0.5pt solid #000000" fo:border-bottom="0.5pt solid #000000">
        <style:background-image/>
      </style:table-cell-properties>
    </style:style>
    <style:style style:name="P1" style:family="paragraph" style:parent-style-name="List_20_Paragraph" style:list-style-name="WWNum1"/>
    <style:style style:name="P2" style:family="paragraph" style:parent-style-name="List_20_Paragraph" style:list-style-name="WWNum2">
      <style:paragraph-properties>
        <style:tab-stops>
          <style:tab-stop style:position="1.251cm"/>
        </style:tab-stops>
      </style:paragraph-properties>
    </style:style>
    <style:style style:name="P3" style:family="paragraph" style:parent-style-name="List_20_Paragraph" style:list-style-name="WWNum3">
      <style:paragraph-properties>
        <style:tab-stops>
          <style:tab-stop style:position="1.251cm"/>
        </style:tab-stops>
      </style:paragraph-properties>
    </style:style>
    <style:style style:name="P4" style:family="paragraph" style:parent-style-name="List_20_Paragraph" style:list-style-name="WWNum4">
      <style:paragraph-properties>
        <style:tab-stops>
          <style:tab-stop style:position="1.251cm"/>
        </style:tab-stops>
      </style:paragraph-properties>
    </style:style>
    <style:style style:name="P5" style:family="paragraph" style:parent-style-name="List_20_Paragraph" style:list-style-name="WWNum5">
      <style:paragraph-properties>
        <style:tab-stops>
          <style:tab-stop style:position="1.251cm"/>
        </style:tab-stops>
      </style:paragraph-properties>
    </style:style>
    <style:style style:name="P6" style:family="paragraph" style:parent-style-name="List_20_Paragraph" style:list-style-name="WWNum6"/>
    <style:style style:name="P7" style:family="paragraph" style:parent-style-name="List_20_Paragraph" style:list-style-name="WWNum7"/>
    <style:style style:name="P8" style:family="paragraph" style:parent-style-name="List_20_Paragraph" style:list-style-name="WWNum8"/>
    <style:style style:name="P9" style:family="paragraph" style:parent-style-name="List_20_Paragraph" style:list-style-name="WWNum10"/>
    <style:style style:name="P10" style:family="paragraph" style:parent-style-name="List_20_Paragraph" style:list-style-name="WWNum9"/>
    <style:style style:name="P11" style:family="paragraph" style:parent-style-name="List_20_Paragraph" style:list-style-name="WWNum11"/>
    <style:style style:name="P12" style:family="paragraph" style:parent-style-name="List_20_Paragraph" style:list-style-name="WWNum18"/>
    <style:style style:name="P13" style:family="paragraph" style:parent-style-name="List_20_Paragraph" style:list-style-name="WWNum17"/>
    <style:style style:name="P14" style:family="paragraph" style:parent-style-name="List_20_Paragraph" style:list-style-name="WWNum12"/>
    <style:style style:name="P15" style:family="paragraph" style:parent-style-name="List_20_Paragraph" style:list-style-name="WWNum14"/>
    <style:style style:name="P16" style:family="paragraph" style:parent-style-name="List_20_Paragraph" style:list-style-name="WWNum15"/>
    <style:style style:name="P17" style:family="paragraph" style:parent-style-name="List_20_Paragraph" style:list-style-name="WWNum13"/>
    <style:style style:name="P18" style:family="paragraph" style:parent-style-name="List_20_Paragraph" style:list-style-name="WWNum16"/>
    <style:style style:name="P19" style:family="paragraph" style:parent-style-name="List_20_Paragraph">
      <style:paragraph-properties fo:margin-left="1.27cm" fo:margin-right="0cm" fo:text-indent="0cm" style:auto-text-indent="false"/>
      <style:text-properties fo:font-size="12pt" style:font-size-asian="12pt" style:font-size-complex="12pt"/>
    </style:style>
    <style:style style:name="P20" style:family="paragraph" style:parent-style-name="List_20_Paragraph" style:list-style-name="">
      <style:paragraph-properties fo:margin-left="1.27cm" fo:margin-right="0cm" fo:text-indent="0cm" style:auto-text-indent="false"/>
    </style:style>
    <style:style style:name="P21"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4" style:family="paragraph" style:parent-style-name="Standard">
      <style:text-properties fo:font-size="18pt" fo:font-weight="bold" style:font-size-asian="18pt" style:font-weight-asian="bold" style:font-size-complex="18pt" style:font-weight-complex="bold"/>
    </style:style>
    <style:style style:name="P25" style:family="paragraph" style:parent-style-name="Standard">
      <style:text-properties style:font-name="LMRoman12-Regular" fo:font-size="12pt" style:font-size-asian="12pt" style:font-name-complex="LMRoman12-Regular1" style:font-size-complex="12pt"/>
    </style:style>
    <style:style style:name="P26" style:family="paragraph" style:parent-style-name="Standard">
      <style:text-properties fo:font-size="12pt" fo:font-weight="bold" style:font-size-asian="12pt" style:font-weight-asian="bold" style:font-size-complex="12pt" style:font-weight-complex="bold"/>
    </style:style>
    <style:style style:name="P27" style:family="paragraph" style:parent-style-name="Standard">
      <style:text-properties fo:font-size="12pt" style:font-size-asian="12pt" style:font-size-complex="12pt"/>
    </style:style>
    <style:style style:name="P28" style:family="paragraph" style:parent-style-name="Standard">
      <style:paragraph-properties>
        <style:tab-stops>
          <style:tab-stop style:position="1.251cm"/>
        </style:tab-stops>
      </style:paragraph-properties>
      <style:text-properties fo:font-size="12pt" style:font-size-asian="12pt" style:font-size-complex="12pt"/>
    </style:style>
    <style:style style:name="P29" style:family="paragraph" style:parent-style-name="Standard">
      <style:text-properties fo:font-size="12pt" officeooo:rsid="0011a379" officeooo:paragraph-rsid="0011a379" style:font-size-asian="12pt" style:font-size-complex="12pt"/>
    </style:style>
    <style:style style:name="P30" style:family="paragraph" style:parent-style-name="Standard">
      <style:text-properties fo:font-size="12pt" style:font-size-asian="12pt" style:font-name-complex="Calibri1" style:font-size-complex="12pt"/>
    </style:style>
    <style:style style:name="P31" style:family="paragraph" style:parent-style-name="Standard">
      <style:text-properties fo:font-size="12pt" style:text-underline-style="solid" style:text-underline-width="auto" style:text-underline-color="font-color" style:font-size-asian="12pt" style:font-size-complex="12pt"/>
    </style:style>
    <style:style style:name="P32" style:family="paragraph" style:parent-style-name="Standard">
      <style:paragraph-properties>
        <style:tab-stops>
          <style:tab-stop style:position="1.251cm"/>
        </style:tab-stops>
      </style:paragraph-properties>
      <style:text-properties fo:font-size="12pt" style:text-underline-style="solid" style:text-underline-width="auto" style:text-underline-color="font-color" style:font-size-asian="12pt" style:font-size-complex="12pt"/>
    </style:style>
    <style:style style:name="P33" style:family="paragraph" style:parent-style-name="Standard">
      <style:paragraph-properties>
        <style:tab-stops>
          <style:tab-stop style:position="1.251cm"/>
        </style:tab-stops>
      </style:paragraph-properties>
    </style:style>
    <style:style style:name="P34" style:family="paragraph" style:parent-style-name="Standard">
      <style:paragraph-properties>
        <style:tab-stops>
          <style:tab-stop style:position="1.251cm"/>
        </style:tab-stops>
      </style:paragraph-properties>
      <style:text-properties fo:font-size="16pt" fo:font-weight="bold" style:font-size-asian="16pt" style:font-weight-asian="bold" style:font-size-complex="16pt" style:font-weight-complex="bold"/>
    </style:style>
    <style:style style:name="P35" style:family="paragraph" style:parent-style-name="Standard">
      <style:text-properties fo:font-size="13pt" fo:font-weight="bold" style:font-size-asian="13pt" style:font-weight-asian="bold" style:font-size-complex="13pt" style:font-weight-complex="bold"/>
    </style:style>
    <style:style style:name="P36" style:family="paragraph" style:parent-style-name="Standard">
      <style:paragraph-properties fo:margin-top="0cm" fo:margin-bottom="0.282cm" loext:contextual-spacing="false"/>
    </style:style>
    <style:style style:name="P37" style:family="paragraph" style:parent-style-name="Standard">
      <style:paragraph-properties fo:margin-top="0cm" fo:margin-bottom="0cm" loext:contextual-spacing="false" fo:line-height="100%"/>
      <style:text-properties fo:font-size="18pt" fo:font-weight="bold" style:font-size-asian="18pt" style:font-weight-asian="bold" style:font-size-complex="18pt" style:font-weight-complex="bold"/>
    </style:style>
    <style:style style:name="P38" style:family="paragraph" style:parent-style-name="Standard">
      <style:paragraph-properties fo:margin-top="0cm" fo:margin-bottom="0cm" loext:contextual-spacing="false" fo:line-height="100%"/>
    </style:style>
    <style:style style:name="P39" style:family="paragraph" style:parent-style-name="Standard">
      <style:paragraph-properties fo:margin-top="0.423cm" fo:margin-bottom="0.282cm" loext:contextual-spacing="false" fo:line-height="100%" fo:text-align="end" style:justify-single-word="false"/>
    </style:style>
    <style:style style:name="P40" style:family="paragraph" style:parent-style-name="Standard">
      <style:paragraph-properties fo:break-before="page"/>
    </style:style>
    <style:style style:name="P41"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font-weight-complex="bold"/>
    </style:style>
    <style:style style:name="T1" style:family="text">
      <style:text-properties fo:font-size="48pt" fo:font-weight="bold" style:font-size-asian="48pt" style:font-weight-asian="bold" style:font-size-complex="48pt" style:font-weight-complex="bold"/>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style:font-size-asian="22pt" style:font-size-complex="22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8pt" style:font-size-asian="18pt" style:font-size-complex="18pt"/>
    </style:style>
    <style:style style:name="T6" style:family="text">
      <style:text-properties fo:font-size="18pt" officeooo:rsid="00103dc3" style:font-size-asian="18pt" style:font-size-complex="18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2pt" officeooo:rsid="0011a379" style:font-size-asian="12pt" style:font-size-complex="12pt"/>
    </style:style>
    <style:style style:name="T10" style:family="text">
      <style:text-properties fo:font-size="12pt" style:font-size-asian="12pt" style:font-name-complex="Calibri1" style:font-size-complex="12pt"/>
    </style:style>
    <style:style style:name="T11" style:family="text">
      <style:text-properties fo:font-size="12pt" style:text-underline-style="solid" style:text-underline-width="auto" style:text-underline-color="font-color" style:font-size-asian="12pt" style:font-size-complex="12pt"/>
    </style:style>
    <style:style style:name="T12" style:family="text">
      <style:text-properties fo:font-size="12pt" fo:language="en" fo:country="US" style:font-size-asian="12pt" style:font-size-complex="12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style:font-size-asian="14pt" style:font-weight-asian="bold" style:font-name-complex="Calibri1" style:font-size-complex="14pt" style:font-weight-complex="bold"/>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bold" style:font-size-asian="13pt" style:font-weight-asian="bold" style:font-name-complex="Calibri1" style:font-size-complex="13pt" style:font-weight-complex="bold"/>
    </style:style>
    <style:style style:name="T18" style:family="text">
      <style:text-properties style:font-name="LMRoman12-Regular" fo:font-size="12pt" fo:font-weight="bold" style:font-size-asian="12pt" style:font-weight-asian="bold" style:font-name-complex="LMRoman12-Regular1" style:font-size-complex="12pt" style:font-weight-complex="bold"/>
    </style:style>
    <style:style style:name="T19" style:family="text">
      <style:text-properties style:font-name="LMRoman12-Regular" fo:font-size="12pt" style:font-size-asian="12pt" style:font-name-complex="LMRoman12-Regular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22"><text:span text:style-name="T1">Logo del sito</text:span></text:p>
      <text:p text:style-name="P21"/>
      <text:p text:style-name="P22"><text:span text:style-name="T1">Orange Tango</text:span></text:p>
      <text:p text:style-name="P22"><text:span text:style-name="T3">Progetto del corso di Tecnologie Web</text:span></text:p>
      <text:p text:style-name="P22"><text:span text:style-name="T3">A.A. 2019/2020</text:span></text:p>
      <text:p text:style-name="P23"/>
      <text:p text:style-name="P22"><text:span text:style-name="T2">Informazioni sul gruppo</text:span></text:p>
      <table:table table:name="Tabella1" table:style-name="Tabella1">
        <table:table-column table:style-name="Tabella1.A"/>
        <table:table-column table:style-name="Tabella1.B"/>
        <table:table-row table:style-name="Tabella1.1">
          <table:table-cell table:style-name="Tabella1.A1" office:value-type="string">
            <text:p text:style-name="P37"/>
            <text:p text:style-name="P39"><text:span text:style-name="T4">Membri</text:span></text:p>
          </table:table-cell>
          <table:table-cell table:style-name="Tabella1.B1" office:value-type="string">
            <text:p text:style-name="P38"><text:span text:style-name="T5">Alberto Crivellari 1170913</text:span></text:p>
            <text:p text:style-name="P38"><text:span text:style-name="T5">Francesco</text:span></text:p>
            <text:p text:style-name="P38"><text:span text:style-name="T5">Marco Barbaresco 1143032</text:span></text:p>
            <text:p text:style-name="P38"><text:span text:style-name="T5">Matteo </text:span><text:span text:style-name="T6">Brosolo 1170660</text:span></text:p>
          </table:table-cell>
        </table:table-row>
      </table:table>
      <text:p text:style-name="P24"/>
      <text:p text:style-name="P25"/>
      <text:p text:style-name="P25"/>
      <text:p text:style-name="P26"/>
      <text:p text:style-name="P40"><text:span text:style-name="T4">1</text:span><text:span text:style-name="T7"><text:tab/></text:span><text:span text:style-name="T4">Introduzione</text:span></text:p>
      <text:list xml:id="list4098554511" text:style-name="WWNum1">
        <text:list-item>
          <text:list>
            <text:list-item>
              <text:p text:style-name="P1"><text:span text:style-name="T13">Abstract</text:span></text:p>
            </text:list-item>
          </text:list>
        </text:list-item>
      </text:list>
      <text:p text:style-name="Standard"><text:span text:style-name="T8">Il progetto Orange Tango, sviluppato per il corso di Tecnologie Web dell’Università degli Studi di Padova nell’anno accademico 2019-2020, si propone di implementare un sito web di ricette culinarie in cui gli utenti hanno la possibilità di interagire tra loro attraverso un sistema di commenti e “follow”, similmente a quanto succede con altri siti più blasonati. </text:span></text:p>
      <text:p text:style-name="Standard"><text:span text:style-name="T8">In particolare, possono votare e commentare le ricette, salvare le ricette preferite e seguire altri utenti. </text:span></text:p>
      <text:p text:style-name="Standard"><text:span text:style-name="T8">La registrazione, ovviamente, non è obbligatoria e per i visitatori esclusivamente interessati alle ricette il sito è completamente accessibile.</text:span></text:p>
      <text:p text:style-name="P27"/>
      <text:p text:style-name="Standard"><text:span text:style-name="T4">2<text:tab/>Analisi</text:span></text:p>
      <text:p text:style-name="Standard"><text:span text:style-name="T13">2.1<text:tab/>Studio dell’utenza finale</text:span></text:p>
      <text:p text:style-name="Standard"><text:span text:style-name="T8">L’utenza è quella che ci aspetta da un qualsiasi sito di cucina, dunque piuttosto eterogenea: secondo una recente ricerca ('Il Settore del Food in Italia' di Comscore, 2018</text:span>) <text:span text:style-name="T8">più della metà dell’intera food audience nel web tenda a essere donna ed over 35, di conseguenza quasi la metà è composta da uomini. Anche dal punto di vista anagrafico non si può affermare di avere un unico target: per quanto soggetti di età compresa fra i 30 ed i 60 anni rappresentino l’utente medio in siti di questo tipo non è possibile non considerare anche elementi di fasce anagrafiche diverse, che ne costituiscono una parte considerevole. Dovendo raggiungere un pubblico così ampio e vario si può dedurre che nella maggior parte dei casi l’utente avrà un profilo informatico medio basso e risulterà dunque necessario l’utilizzo di un linguaggio semplice, chiaro ed informale e di un layout altrettanto familiare. Inoltre, l’utilizzo di termini come “follow” e meccanismi collaudati negli anni dai più importanti social network, come i commenti e i “mi piace”, invogliano l’utente a registrarsi garantendo un ambiente a cui con ogni probabilità è già abituato, mantenendo inalterate le cosiddette convenzioni esterne.</text:span></text:p>
      <text:p text:style-name="P31"/>
      <text:p text:style-name="P31"/>
      <text:p text:style-name="P31"/>
      <text:p text:style-name="P31"/>
      <text:p text:style-name="P32"/>
      <text:p text:style-name="P32"/>
      <text:p text:style-name="P32"/>
      <text:p text:style-name="P32"/>
      <text:p text:style-name="P33"><text:soft-page-break/><text:span text:style-name="T13">2.2<text:tab/>Casi d’uso</text:span></text:p>
      <text:p text:style-name="P34"><text:bookmark text:name="_GoBack"/></text:p>
      <text:p text:style-name="P33"><text:span text:style-name="T14">2.2.1<text:tab/>Utente generico</text:span></text:p>
      <text:p text:style-name="P33"><text:span text:style-name="T8">Definiamo generico un utente che:</text:span></text:p>
      <text:list xml:id="list1500020294" text:style-name="WWNum2">
        <text:list-item>
          <text:p text:style-name="P2"><text:span text:style-name="T8">Visita il sito senza possedere un account Orange Tango;</text:span></text:p>
        </text:list-item>
        <text:list-item>
          <text:p text:style-name="P2"><text:span text:style-name="T8">Visita il sito senza effettuare il Login.</text:span></text:p>
        </text:list-item>
      </text:list>
      <text:p text:style-name="P33"><text:span text:style-name="T8">L’utente generico dispone dei seguenti casi d’uso:</text:span></text:p>
      <text:list xml:id="list893510201" text:style-name="WWNum3">
        <text:list-item>
          <text:p text:style-name="P3"><text:span text:style-name="T8">Visualizzazione Homepage del sito;</text:span></text:p>
        </text:list-item>
        <text:list-item>
          <text:p text:style-name="P3"><text:span text:style-name="T8">Visualizzazione delle varie categorie di ricette;</text:span></text:p>
        </text:list-item>
        <text:list-item>
          <text:p text:style-name="P3"><text:span text:style-name="T8">Visualizzazione del profilo degli utenti registrati;</text:span></text:p>
        </text:list-item>
        <text:list-item>
          <text:p text:style-name="P3"><text:span text:style-name="T8">Visualizzazione della pagina About;</text:span></text:p>
        </text:list-item>
        <text:list-item>
          <text:p text:style-name="P3"><text:span text:style-name="T8">Ricerca di ricette o utenti tramite barra di ricerca;</text:span></text:p>
        </text:list-item>
        <text:list-item>
          <text:p text:style-name="P3"><text:span text:style-name="T8">Visualizzazione di una particolare ricetta;</text:span></text:p>
        </text:list-item>
        <text:list-item>
          <text:p text:style-name="P3"><text:span text:style-name="T8">Registrazione e Login.</text:span></text:p>
        </text:list-item>
      </text:list>
      <text:p text:style-name="P32"/>
      <text:p text:style-name="P33"><text:span text:style-name="T16">2.2.1.1 Visualizzazione Homepage del sito</text:span></text:p>
      <text:p text:style-name="Standard"><text:span text:style-name="T10">L’utente generico può raggiungere la Homepage in diversi modi:</text:span></text:p>
      <text:list xml:id="list289932338" text:style-name="WWNum6">
        <text:list-item>
          <text:p text:style-name="P6"><text:span text:style-name="T10">Se è appena entrato nel sito è la prima pagina che viene visualizzata;</text:span></text:p>
        </text:list-item>
        <text:list-item>
          <text:p text:style-name="P6"><text:span text:style-name="T10">Se si trova in un’altra pagina, può raggiungere la Homepage cliccando sopra il logo “Orange Tango” presente nell’header;</text:span></text:p>
        </text:list-item>
        <text:list-item>
          <text:p text:style-name="P6"><text:span text:style-name="T10">Se si trova in un’altra pagina, può raggiungere la Homepage cliccando sopra la voce “Home” del secondo livello di menu nell’header;</text:span></text:p>
        </text:list-item>
        <text:list-item>
          <text:p text:style-name="P6"><text:span text:style-name="T10">Se si trova in un’altra pagina, può raggiungere la Homepage cliccando sul menù ad hamburger presente nell’header e poi sulla voce “Home”;</text:span></text:p>
        </text:list-item>
      </text:list>
      <text:p text:style-name="Standard"><text:span text:style-name="T10">In questa pagina l’utente potrà trovare in primo piano la ricetta del giorno, un’ulteriore barra di ricerca e, a seguire, nell’apposita sezione “Lasciati ispirare” troverà alcune delle ultime ricette inserite. Infine, nella sezione “In Orange Tango puoi..” potrà apprendere le principali funzionalità del sito.</text:span></text:p>
      <text:p text:style-name="Standard"><text:span text:style-name="T17">2.2.1.2 </text:span><text:span text:style-name="T16">Visualizzazione delle varie categorie di ricette</text:span></text:p>
      <text:p text:style-name="Standard"><text:span text:style-name="T8">La pagina di ogni categoria di ricetta può essere raggiunta dall’utente generico in tre modi:</text:span></text:p>
      <text:list xml:id="list2109690538" text:style-name="WWNum7">
        <text:list-item>
          <text:p text:style-name="P7"><text:span text:style-name="T8">Attraverso il menù ad hamburger presente nell’header;</text:span></text:p>
        </text:list-item>
        <text:list-item>
          <text:p text:style-name="P7"><text:span text:style-name="T8">Attraverso il menù di secondo livello presente nell’header;</text:span></text:p>
        </text:list-item>
        <text:list-item>
          <text:p text:style-name="P7"><text:span text:style-name="T8">Attraverso la barra di ricerca digitando il nome della categoria.</text:span></text:p>
        </text:list-item>
      </text:list>
      <text:p text:style-name="Standard"><text:span text:style-name="T8">Questa pagina contiene delle informazioni generali riguardanti la categoria oggetto della ricerca e alcune ricette appartenenti alla stessa.</text:span></text:p>
      <text:p text:style-name="P27"><text:soft-page-break/></text:p>
      <text:p text:style-name="P27"/>
      <text:p text:style-name="Standard"><text:span text:style-name="T16">2.2.1.3 Visualizzazione del profilo degli utenti registrati</text:span></text:p>
      <text:p text:style-name="Standard"><text:span text:style-name="T8">L’utente generico può visualizzare il profilo di un utente registrato cliccando sul nome dell’utente registrato in corrispondenza di un commento sotto una ricetta.</text:span></text:p>
      <text:p text:style-name="Standard"><text:span text:style-name="T8">La pagina del profilo utente è composta da un’immagine profilo, nome, cognome, username, una breve bio, la lista dei followers e la lista delle ricette preferite.</text:span></text:p>
      <text:p text:style-name="Standard"><text:span text:style-name="T8">Se un utente generico prova a seguire un utente registrato compare un messaggio d’errore che lo avvisa di non essere loggato.</text:span></text:p>
      <text:p text:style-name="P27"/>
      <text:p text:style-name="Standard"><text:span text:style-name="T16">2.2.1.4 Visualizzazione della pagina About</text:span></text:p>
      <text:p text:style-name="Standard"><text:span text:style-name="T8">L’utente generico può raggiugere la pagina About in tre modi:</text:span></text:p>
      <text:list xml:id="list3363852980" text:style-name="WWNum8">
        <text:list-item>
          <text:p text:style-name="P8"><text:span text:style-name="T8">Cliccando sulla voce “About” presente nel menù di secondo livello nell’header;</text:span></text:p>
        </text:list-item>
        <text:list-item>
          <text:p text:style-name="P8"><text:span text:style-name="T8">Cliccando sul menù ad hamburger e poi sulla voce “About”;</text:span></text:p>
        </text:list-item>
        <text:list-item>
          <text:p text:style-name="P8"><text:span text:style-name="T8">Cliccando sulla voce “About” presente nel footer.</text:span></text:p>
        </text:list-item>
      </text:list>
      <text:p text:style-name="P19"/>
      <text:p text:style-name="P19"/>
      <text:p text:style-name="P20"><text:span text:style-name="T8">Questa pagina si divide in due sezioni: “Chi Siamo” e “Contatti”. La prima descrive brevemente come è nato Orange Tango e la redazione che lo gestisce; la seconda è un riepilogo delle modalità con cui poter contattare la redazione.</text:span></text:p>
      <text:p text:style-name="P19"/>
      <text:p text:style-name="P19"/>
      <text:p text:style-name="Standard"><text:span text:style-name="T16">2.2.1.5 Ricerca di ricette o utenti tramite barra di ricerca</text:span></text:p>
      <text:p text:style-name="Standard"><text:span text:style-name="T8">Tramite la barra di ricerca presente nell’header o quella dalle maggiori dimensioni presente nella Homepage l’utente generico può cercare ricette particolari, categorie di ricette ed utenti.</text:span></text:p>
      <text:p text:style-name="Standard"><text:span text:style-name="T8">Una volta cliccato su “Cerca” la pagina restituisce una lista di ricette e una di utenti, eventualmente vuote e accompagnate da un messaggio di errore.</text:span></text:p>
      <text:p text:style-name="P27"/>
      <text:p text:style-name="P27"/>
      <text:p text:style-name="P27"/>
      <text:p text:style-name="P27"/>
      <text:p text:style-name="P27"/>
      <text:p text:style-name="P27"/>
      <text:p text:style-name="P27"/>
      <text:p text:style-name="Standard"><text:soft-page-break/><text:span text:style-name="T16">2.2.1.6 Visualizzazione di una particolare ricetta </text:span></text:p>
      <text:p text:style-name="Standard"><text:span text:style-name="T8">La pagina di una determinata ricetta è accessibile cliccando direttamente sul riquadro della stessa. Presenta diverse sezioni, esposte nei seguenti punti:</text:span></text:p>
      <text:list xml:id="list4207010229" text:style-name="WWNum10">
        <text:list-item>
          <text:p text:style-name="P9"><text:span text:style-name="T8">Nella prima sezione viene innanzitutto mostrata un’immagine della ricetta, un’icona a forma di cuore per salvarla tra i preferiti, il numero di volte in cui è stata salvata nei preferiti dai vari utenti, il voto e un “Riassunto” in cui vengono esposte le caratteristiche salienti della ricetta, ad esempio il numero di calorie, la difficoltà e il tempo di preparazione;</text:span></text:p>
        </text:list-item>
        <text:list-item>
          <text:p text:style-name="P9"><text:span text:style-name="T8">La sezione “Breve Introduzione” in cui si cerca di dare un contesto alla ricetta, riportando anche qualche curiosità storica e/o folcloristica;</text:span></text:p>
        </text:list-item>
        <text:list-item>
          <text:p text:style-name="P9"><text:span text:style-name="T8">La sezione che comprende “Ingredienti” e il riassunto “Passo Passo”, rispettivamente indicanti l’occorrente per preparare la ricetta e sintetica lista di punti da seguire ad esempio per chi conosce già la ricetta;</text:span></text:p>
        </text:list-item>
        <text:list-item>
          <text:p text:style-name="P9"><text:span text:style-name="T8">La sezione “Preparazione”: la ricetta vera e propria. In questo paragrafo viene descritto nei minimi dettagli il processo di preparazione della pietanza;</text:span></text:p>
        </text:list-item>
        <text:list-item>
          <text:p text:style-name="P9"><text:span text:style-name="T8">La sezione “Commenti”, in cui si possono leggere i commenti degli utenti;</text:span></text:p>
        </text:list-item>
        <text:list-item>
          <text:p text:style-name="P9"><text:span text:style-name="T8">La sezione “Ricette della stessa categoria” in cui vengono presentate delle ricette della stessa categoria.</text:span></text:p>
        </text:list-item>
      </text:list>
      <text:p text:style-name="P27"/>
      <text:p text:style-name="Standard"><text:span text:style-name="T8">Se l’utente generico prova a votare o a salvare una ricetta tra i preferiti compare un messaggio di errore che lo avvisa di non essere loggato. </text:span></text:p>
      <text:p text:style-name="P27"/>
      <text:p text:style-name="Standard"><text:span text:style-name="T16">2.2.1.7 Registrazione e Login</text:span></text:p>
      <text:p text:style-name="Standard"><text:span text:style-name="T8">L’utente generico può effettuare la registrazione oppure il login dalla stessa pagina, raggiungibile cliccando sull’icona a forma di cuoco presente alla destra dell’header.</text:span></text:p>
      <text:p text:style-name="Standard"><text:span text:style-name="T8">La pagina si presenta verticalmente divisa in due parti: a sinistra il login e a destra la registrazione. Tutti i dati richiesti sono obbligatori. In entrambi i casi, una volta compilato il form si prospettano due scenari:</text:span></text:p>
      <text:list xml:id="list3337773013" text:style-name="WWNum9">
        <text:list-item>
          <text:p text:style-name="P10"><text:span text:style-name="T8">La procedura di registrazione/login va a buon fine: l’utente viene reindirizzato alla Homepage ed ha completo accesso a tutte le funzionalità del sito;</text:span></text:p>
        </text:list-item>
        <text:list-item>
          <text:p text:style-name="P10"><text:span text:style-name="T8">La procedura di registrazione/login non va a buon fine: in questo caso i dati inseriti non sono corretti (il formato della mail è sbagliato, ripetizione della password non coincide, username o password troppo corti) e vengono visualizzati dei messaggi d’errore che indicano il problema, invitando l’utente a inserire dei dati validi.</text:span></text:p>
        </text:list-item>
      </text:list>
      <text:p text:style-name="P27"/>
      <text:p text:style-name="P27"/>
      <text:p text:style-name="P27"/>
      <text:p text:style-name="P27"/>
      <text:p text:style-name="P33"><text:soft-page-break/><text:span text:style-name="T14">2.2.2 Utente loggato</text:span></text:p>
      <text:p text:style-name="P33"><text:span text:style-name="T8">Definiamo utente loggato un utente che:</text:span></text:p>
      <text:list xml:id="list2940018555" text:style-name="WWNum4">
        <text:list-item>
          <text:p text:style-name="P4"><text:span text:style-name="T8">Ha effettuato con successo il Login;</text:span></text:p>
        </text:list-item>
        <text:list-item>
          <text:p text:style-name="P4"><text:span text:style-name="T8">Si è registrato con successo e viene reindirizzato alla Homepage.</text:span></text:p>
        </text:list-item>
      </text:list>
      <text:p text:style-name="P33"><text:span text:style-name="T8">L’utente loggato eredita tutti i casi d’uso dell’utente generico eccetto:</text:span></text:p>
      <text:list xml:id="list94633756" text:style-name="WWNum5">
        <text:list-item>
          <text:p text:style-name="P5"><text:span text:style-name="T8">Registrazione e Login.</text:span></text:p>
        </text:list-item>
      </text:list>
      <text:p text:style-name="P33"><text:span text:style-name="T8">L’utente loggato dispone, inoltre, dei seguenti casi d’uso:</text:span></text:p>
      <text:list xml:id="list150219997588951" text:continue-numbering="true" text:style-name="WWNum5">
        <text:list-item>
          <text:p text:style-name="P5"><text:span text:style-name="T8">Dare un voto alle ricette;</text:span></text:p>
        </text:list-item>
        <text:list-item>
          <text:p text:style-name="P5"><text:span text:style-name="T8">Salvare le ricette preferite;</text:span></text:p>
        </text:list-item>
        <text:list-item>
          <text:p text:style-name="P5"><text:span text:style-name="T8">Commentare le ricette;</text:span></text:p>
        </text:list-item>
        <text:list-item>
          <text:p text:style-name="P5"><text:span text:style-name="T8">Seguire altri utenti (follow);</text:span></text:p>
        </text:list-item>
        <text:list-item>
          <text:p text:style-name="P5"><text:span text:style-name="T8">Visitare e modificare il proprio profilo;</text:span></text:p>
        </text:list-item>
        <text:list-item>
          <text:p text:style-name="P5"><text:span text:style-name="T8">Effettuare il Logout.</text:span></text:p>
        </text:list-item>
      </text:list>
      <text:p text:style-name="P33"><text:span text:style-name="T16">2.2.2.1 Dare un voto alle ricette</text:span></text:p>
      <text:p text:style-name="P33"><text:span text:style-name="T8">L’utente loggato ha la possibilità di votare le ricette con una scala che va da 0 a 5 stelle, confermando la propria scelta cliccando su “Valuta”.</text:span></text:p>
      <text:p text:style-name="P28"/>
      <text:p text:style-name="P33"><text:span text:style-name="T16">2.2.2.2 Salvare le ricette preferite</text:span></text:p>
      <text:p text:style-name="P33"><text:span text:style-name="T8">L’utente loggato ha la possibilità di salvare una ricetta come preferita cliccando sull’icona a forma di cuore a fianco del nome della ricetta nella pagina della stessa. L’icona cambierà così colore e diventerà arancione. </text:span></text:p>
      <text:p text:style-name="P33"><text:span text:style-name="T8">Per toglierla dai preferiti è sufficiente cliccare nuovamente sull’icona che tornerà nera.</text:span></text:p>
      <text:p text:style-name="P28"/>
      <text:p text:style-name="P33"><text:span text:style-name="T16">2.2.2.3 Commentare le ricette</text:span></text:p>
      <text:p text:style-name="P33"><text:span text:style-name="T8">L’utente loggato ha la possibilità di commentare le ricette scrivendo nel riquadro apposito e cliccando “Invia”. Per eliminare il commento scritto basterà cliccare su “Elimina”.</text:span></text:p>
      <text:p text:style-name="P28"/>
      <text:p text:style-name="P33"><text:span text:style-name="T16">2.2.2.4 Seguire gli altri utenti (follow)</text:span></text:p>
      <text:p text:style-name="P33"><text:span text:style-name="T8">L’utente loggato ha la possibilità di seguire gli altri utente cliccando su “Follow” nella pagina del loro profilo. Per smettere di seguirli basterà cliccare su “Unfollow” sempre nella pagina del loro profilo.</text:span></text:p>
      <text:p text:style-name="P28"/>
      <text:p text:style-name="P28"/>
      <text:p text:style-name="P33"><text:soft-page-break/><text:span text:style-name="T16">2.2.2.5 Visitare e modificare il proprio profilo</text:span></text:p>
      <text:p text:style-name="P33"><text:span text:style-name="T8">Attraverso l’icona a forma di cuoco presente nell’header in alto a destra, l’utente loggato può accedere al proprio profilo personale. Qui può visualizzare i suoi dati generali, modificare la bio, la lista degli utenti seguiti e accedere alle ricette preferite.</text:span></text:p>
      <text:p text:style-name="P33"><text:span text:style-name="T16">2.2.2.6 Effettuare il Logout</text:span></text:p>
      <text:p text:style-name="P33"><text:span text:style-name="T8">Attraverso l’icona a forma di cuoco presente nell’header in alto a destra, l’utente loggato può effettuare il Logout, cliccando la voce apposita nel menù a comparsa; verrà reindirizzato alla Homepage. </text:span></text:p>
      <text:p text:style-name="P27"/>
      <text:p text:style-name="P27"/>
      <text:p text:style-name="P27"/>
      <text:p text:style-name="Standard"><text:span text:style-name="T14">2.2.3 Admin</text:span></text:p>
      <text:p text:style-name="Standard"><text:span text:style-name="T8">Attraverso il link “AdminPanel” presente nel footer è possibile accedere alla sezione dedicata agli admin, ideata per garantire una funzione di moderazione all’interno del sito.</text:span></text:p>
      <text:p text:style-name="Standard"><text:span text:style-name="T8">Una volta effettuato l’accesso, l’Admin dispone dei seguenti casi d’uso:</text:span></text:p>
      <text:list xml:id="list4001999049" text:style-name="WWNum11">
        <text:list-item>
          <text:p text:style-name="P11"><text:span text:style-name="T8">Eliminare gli utenti;</text:span></text:p>
        </text:list-item>
        <text:list-item>
          <text:p text:style-name="P11"><text:span text:style-name="T8">Eliminare i commenti;</text:span></text:p>
        </text:list-item>
        <text:list-item>
          <text:p text:style-name="P11"><text:span text:style-name="T8">Logout.</text:span></text:p>
        </text:list-item>
      </text:list>
      <text:p text:style-name="P35"/>
      <text:p text:style-name="Standard"><text:span text:style-name="T16">2.2.3.1 Eliminare gli utenti</text:span></text:p>
      <text:p text:style-name="Standard"><text:span text:style-name="T8">Cliccando su “Elimina utenti” viene visualizzata la lista degli utenti. Prima di effettuare l’eliminazione verrà chiesta ulteriore conferma.</text:span></text:p>
      <text:p text:style-name="P35"/>
      <text:p text:style-name="Standard"><text:span text:style-name="T16">2.2.3.2 Eliminare i commenti</text:span></text:p>
      <text:p text:style-name="Standard"><text:span text:style-name="T8">Cliccando su “Elimina commenti” viene visualizzata la lista dei commenti. Prima di effettuare l’eliminazione verrà chiesta ulteriore conferma.</text:span></text:p>
      <text:p text:style-name="P35"/>
      <text:p text:style-name="Standard"><text:span text:style-name="T16">2.2.3.3 Logout</text:span></text:p>
      <text:p text:style-name="Standard"><text:span text:style-name="T8">Cliccando su “Logout” verrà effettato il logout e si verrà reindirizzati alla Homepage.</text:span></text:p>
      <text:p text:style-name="P27"/>
      <text:p text:style-name="P27"/>
      <text:p text:style-name="P27"/>
      <text:p text:style-name="Standard"><text:soft-page-break/><text:span text:style-name="T4">3 Progettazione</text:span></text:p>
      <text:p text:style-name="P27">-</text:p>
      <text:p text:style-name="Standard"><text:span text:style-name="T4">4 Implementazione</text:span></text:p>
      <text:p text:style-name="Standard"><text:span text:style-name="T13">4.1 Linguaggi e strumenti</text:span></text:p>
      <text:p text:style-name="Standard"><text:span text:style-name="T14">4.1.1 XHTML 1.0 Strict</text:span></text:p>
      <text:p text:style-name="Standard"><text:span text:style-name="T8">Si è deciso di utilizzare lo standard XHTML 1.0 Strict perché ideale per l’implementazione di un sito semplice ma funzionale, adatto ad un’utenza ampia ed eterogenea la cui maggior parte, presumibilmente, non possiede un profilo informatico di alto livello. </text:span><text:span text:style-name="T9">Questa scelta ha comportato l’utilizzo di un numero minore di attributi e tag html rispetto a quello che si era progettato. Il tradeoff è stato comunque valutato positivamente e il gruppo è rimasto soddisfatto del risultato nonostante le limitazioni e con la consapevolezza di aver aderito fedelmente allo standard. </text:span></text:p>
      <text:p text:style-name="Standard"><text:span text:style-name="T14">4.1.2 CSS</text:span></text:p>
      <text:p text:style-name="P29">Lo standard utilizzato per i fogli di stile è stato il CSS3.</text:p>
      <text:p text:style-name="Standard"><text:span text:style-name="T14">4.1 PHP</text:span></text:p>
      <text:p text:style-name="P27">-</text:p>
      <text:p text:style-name="Standard"><text:span text:style-name="T14">4.1.4 SQL</text:span></text:p>
      <text:p text:style-name="Standard"><text:span text:style-name="T8">Sql è stato utilizzato per la codifica del database, che è composto dalle seguenti tabelle:</text:span></text:p>
      <text:list xml:id="list2602097084" text:style-name="WWNum18">
        <text:list-item>
          <text:p text:style-name="P12"><text:span text:style-name="T8">Utente: contiene Id_utente, Nome, Cognome, Username, Mail, Password, Bio, Nome_Immagine, Nome_Thumbnail, Descrizione_Immagine;</text:span></text:p>
        </text:list-item>
        <text:list-item>
          <text:p text:style-name="P12"><text:span text:style-name="T8">Ricetta: contiene Id_ricetta, Macro_Categoria, Categoria, Nome, voto, Calorie, Difficoltà, Tempo_Preparazione, Dose, Costo, Introduzione, Ingredienti, Passo_Passo, Preparazione, Nome_Immagine, Nome_Thumbnail, Descrizione_Immagine;</text:span></text:p>
        </text:list-item>
        <text:list-item>
          <text:p text:style-name="P12"><text:span text:style-name="T8">Commento: contiene Id_commento, Testo, Data, Id_utente, Id_ricetta;</text:span></text:p>
        </text:list-item>
        <text:list-item>
          <text:p text:style-name="P12"><text:span text:style-name="T8">Follow: contiene Id_utente1 e Id_utente2;</text:span></text:p>
        </text:list-item>
        <text:list-item>
          <text:p text:style-name="P12"><text:span text:style-name="T8">Voto: contiene Id_utente, Id_ricetta, voto;</text:span></text:p>
        </text:list-item>
        <text:list-item>
          <text:p text:style-name="P12"><text:span text:style-name="T8">Preferiti: contiene Id_utente e Id_ricetta;</text:span></text:p>
        </text:list-item>
        <text:list-item>
          <text:p text:style-name="P12"><text:span text:style-name="T12">Admins: contiene Id_Admin, User, Pin.</text:span></text:p>
        </text:list-item>
      </text:list>
      <text:p text:style-name="Standard"><text:span text:style-name="T14">4.1.5 JAVASCRIPT</text:span></text:p>
      <text:p text:style-name="Standard"><text:span text:style-name="T10">Il linguaggio Javascript è stato utilizzato nel minor modo possibile, in particolare si occupa di:</text:span></text:p>
      <text:list xml:id="list2689955570" text:style-name="WWNum17">
        <text:list-item>
          <text:p text:style-name="P13"><text:span text:style-name="T10">Convalidare i dati al momento della registrazione e del login;</text:span></text:p>
        </text:list-item>
        <text:list-item>
          <text:p text:style-name="P13"><text:span text:style-name="T10">Selezionare un’immagine tra quelle disponibili al momento della registrazione e visualizzare relativo messaggio informativo;</text:span></text:p>
        </text:list-item>
        <text:list-item>
          <text:p text:style-name="P13"><text:span text:style-name="T10">Configurare il bottone del menù ad hamburger e quello per il login;</text:span></text:p>
        </text:list-item>
        <text:list-item>
          <text:p text:style-name="P13"><text:span text:style-name="T10">Evidenziare le stelle per il voto al passaggio del mouse;</text:span></text:p>
        </text:list-item>
        <text:list-item>
          <text:p text:style-name="P13"><text:span text:style-name="T10">Permettere la scrittura e la rimozione di un commento.</text:span></text:p>
        </text:list-item>
      </text:list>
      <text:p text:style-name="Standard"><text:soft-page-break/><text:span text:style-name="T15">4.1.6 XAMPP</text:span></text:p>
      <text:p text:style-name="Standard"><text:span text:style-name="T10">Tutto i membri del gruppo si sono dotati di XAMPP per testare il sito in locale, in particolare per verificare il funzionamento della parte dinamica di Orange Tango.</text:span></text:p>
      <text:p text:style-name="P30"/>
      <text:p text:style-name="Standard"><text:span text:style-name="T4">4 Validazione</text:span></text:p>
      <text:p text:style-name="P27"/>
      <text:p text:style-name="Standard"><text:span text:style-name="T4">5 Suddivisione del lavoro</text:span></text:p>
      <text:p text:style-name="Standard"><text:span text:style-name="T8">Il lavoro è stato suddiviso nel seguente modo:</text:span></text:p>
      <text:list xml:id="list3714351053" text:style-name="WWNum12">
        <text:list-item>
          <text:p text:style-name="P14"><text:span text:style-name="T8">Alberto </text:span><text:span text:style-name="T9">Crivellari</text:span><text:span text:style-name="T8">:</text:span></text:p>
        </text:list-item>
      </text:list>
      <text:list xml:id="list3928896284" text:style-name="WWNum14">
        <text:list-item>
          <text:p text:style-name="P15"><text:span text:style-name="T8">Lavoro sui file html;</text:span></text:p>
        </text:list-item>
        <text:list-item>
          <text:p text:style-name="P15"><text:span text:style-name="T8">Lavoro sui file php;</text:span></text:p>
        </text:list-item>
        <text:list-item>
          <text:p text:style-name="P15"><text:span text:style-name="T8">Lavoro sui file javascript;</text:span></text:p>
        </text:list-item>
        <text:list-item>
          <text:p text:style-name="P15"><text:span text:style-name="T8">Stesura della relazione;</text:span></text:p>
        </text:list-item>
      </text:list>
      <text:list xml:id="list150218541053474" text:continue-list="list3714351053" text:style-name="WWNum12">
        <text:list-item>
          <text:p text:style-name="P14"><text:span text:style-name="T8">Francesco </text:span><text:span text:style-name="T9">Bugno</text:span><text:span text:style-name="T8">:</text:span></text:p>
        </text:list-item>
      </text:list>
      <text:list xml:id="list850057120" text:style-name="WWNum15">
        <text:list-item>
          <text:p text:style-name="P16"><text:span text:style-name="T8">Lavoro sui file html;</text:span></text:p>
        </text:list-item>
        <text:list-item>
          <text:p text:style-name="P16"><text:span text:style-name="T8">Lavoro sui file css;</text:span></text:p>
        </text:list-item>
      </text:list>
      <text:list xml:id="list150219279019845" text:continue-list="list150218541053474" text:style-name="WWNum12">
        <text:list-item>
          <text:p text:style-name="P14"><text:span text:style-name="T8">Marco Barbaresco:</text:span></text:p>
        </text:list-item>
      </text:list>
      <text:list xml:id="list3951573941" text:style-name="WWNum13">
        <text:list-item>
          <text:p text:style-name="P17"><text:span text:style-name="T8">Lavoro sui file html;</text:span></text:p>
        </text:list-item>
        <text:list-item>
          <text:p text:style-name="P17"><text:span text:style-name="T8">Lavoro sul database e query ad esso collegate;</text:span></text:p>
        </text:list-item>
        <text:list-item>
          <text:p text:style-name="P17"><text:span text:style-name="T8">Stesura della relazione.</text:span></text:p>
        </text:list-item>
      </text:list>
      <text:list xml:id="list150218728331210" text:continue-list="list150219279019845" text:style-name="WWNum12">
        <text:list-item>
          <text:p text:style-name="P14"><text:span text:style-name="T8">Matteo </text:span><text:span text:style-name="T9">Brosolo</text:span><text:span text:style-name="T8">:</text:span></text:p>
        </text:list-item>
      </text:list>
      <text:list xml:id="list174478305" text:style-name="WWNum16">
        <text:list-item>
          <text:p text:style-name="P18"><text:span text:style-name="T8">Lavoro sui file html;</text:span></text:p>
        </text:list-item>
        <text:list-item>
          <text:p text:style-name="P18"><text:span text:style-name="T8">Lavoro sui file php;</text:span></text:p>
        </text:list-item>
        <text:list-item>
          <text:p text:style-name="P18"><text:span text:style-name="T8">Stesura della relazione.</text:span></text:p>
        </text:list-item>
      </text:list>
      <text:p text:style-name="P27"/>
      <text:p text:style-name="P27"/>
      <text:p text:style-name="P27"/>
      <text:p text:style-name="Standard"><text:span text:style-name="T18">Note per la correzione</text:span></text:p>
      <text:p text:style-name="Standard"><text:span text:style-name="T19">Per poter accedere al pannello di amministrazione, il cui link è presente nel footer alla voce “AdminPanel”, si devono usare le seguenti credenziali:</text:span></text:p>
      <text:p text:style-name="P38"><text:span text:style-name="T19">User: admin</text:span></text:p>
      <text:p text:style-name="P38"><text:span text:style-name="T19">Pin: admin</text:span></text:p>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ourier New" svg:font-family="'Courier New'" style:font-adornments="Normale" style:font-family-generic="modern" style:font-pitch="fixed"/>
    <style:font-face style:name="Calibri" svg:font-family="Calibri" style:font-family-generic="roman" style:font-pitch="variable"/>
    <style:font-face style:name="LMRoman12-Regular" svg:font-family="LMRoman12-Regular"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MRoman12-Regular1" svg:font-family="LMRoman12-Regular"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it" fo:country="IT"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font-size="12pt" fo:font-weight="normal" style:font-size-asian="12pt" style:font-weight-asian="normal"/>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fo:font-size="12pt" style:font-size-asian="12pt"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font-size="12pt" style:font-size-asian="12pt"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font-size="12pt" style:font-size-asian="12pt"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fo:font-size="12pt" style:font-size-asian="12pt"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Wingdings1" style:font-family-complex="Wingdings"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Wingdings1" style:font-family-complex="Wingdings" style:font-family-generic-complex="system" style:font-pitch-complex="variable"/>
    </style:style>
    <style:style style:name="ListLabel_20_150" style:display-name="ListLabel 150" style:family="text">
      <style:text-properties style:font-name-complex="Symbol1" style:font-family-complex="Symbol"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fo:font-size="12pt" style:font-size-asian="12pt" style:font-name-complex="Courier New1" style:font-family-complex="'Courier New'"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complex="Symbol1" style:font-family-complex="Symbol"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fo:font-size="12pt" style:font-size-asian="12pt" style:font-name-complex="Courier New1" style:font-family-complex="'Courier New'"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fo:font-size="12pt" style:font-size-asian="12pt"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fo:font-size="12pt" style:font-size-asian="12pt" style:font-name-complex="Courier New1" style:font-family-complex="'Courier New'"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complex="Symbol1" style:font-family-complex="Symbol" style:font-family-generic-complex="system" style:font-pitch-complex="variable"/>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complex="Symbol1" style:font-family-complex="Symbo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6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7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7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75"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text:style-name="ListLabel_20_77"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text:style-name="ListLabel_20_78"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text:style-name="ListLabel_20_80"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text:style-name="ListLabel_20_81"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text:style-name="ListLabel_20_83"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8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8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8"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9"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0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0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0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0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2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29"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ListLabel_20_131"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32"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33"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ListLabel_20_134"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35"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36"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ListLabel_20_137"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3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4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4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47"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ListLabel_20_149"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5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51" style:num-suffix="o"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ListLabel_20_15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53"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54" style:num-suffix="o"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ListLabel_20_155"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6"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ListLabel_20_157" style:num-suffix="o"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ListLabel_20_158"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159"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60" style:num-suffix="o"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ListLabel_20_161"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62"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63" style:num-suffix="o"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ListLabel_20_164"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65"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ListLabel_20_166" style:num-suffix="o"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ListLabel_20_167"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168"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69" style:num-suffix="o"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ListLabel_20_170"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71"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72" style:num-suffix="o"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ListLabel_20_173"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74"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ListLabel_20_175" style:num-suffix="o"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ListLabel_20_176"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177"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78" style:num-suffix="o"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ListLabel_20_179"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80"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81" style:num-suffix="o"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ListLabel_20_182"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83" style:num-suffix="o"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2" text:style-name="ListLabel_20_184" style:num-suffix="o" text:bullet-char="o">
        <style:list-level-properties text:list-level-position-and-space-mode="label-alignment">
          <style:list-level-label-alignment text:label-followed-by="listtab" fo:text-indent="-0.635cm" fo:margin-left="3.916cm"/>
        </style:list-level-properties>
        <style:text-properties style:font-name="Courier New"/>
      </text:list-level-style-bullet>
      <text:list-level-style-bullet text:level="3" text:style-name="ListLabel_20_185" style:num-suffix="" text:bullet-char="">
        <style:list-level-properties text:list-level-position-and-space-mode="label-alignment">
          <style:list-level-label-alignment text:label-followed-by="listtab" fo:text-indent="-0.635cm" fo:margin-left="5.186cm"/>
        </style:list-level-properties>
        <style:text-properties style:font-name="Wingdings"/>
      </text:list-level-style-bullet>
      <text:list-level-style-bullet text:level="4" text:style-name="ListLabel_20_186" style:num-suffix="" text:bullet-char="">
        <style:list-level-properties text:list-level-position-and-space-mode="label-alignment">
          <style:list-level-label-alignment text:label-followed-by="listtab" fo:text-indent="-0.635cm" fo:margin-left="6.456cm"/>
        </style:list-level-properties>
        <style:text-properties style:font-name="Symbol"/>
      </text:list-level-style-bullet>
      <text:list-level-style-bullet text:level="5" text:style-name="ListLabel_20_187" style:num-suffix="o" text:bullet-char="o">
        <style:list-level-properties text:list-level-position-and-space-mode="label-alignment">
          <style:list-level-label-alignment text:label-followed-by="listtab" fo:text-indent="-0.635cm" fo:margin-left="7.726cm"/>
        </style:list-level-properties>
        <style:text-properties style:font-name="Courier New"/>
      </text:list-level-style-bullet>
      <text:list-level-style-bullet text:level="6" text:style-name="ListLabel_20_188" style:num-suffix="" text:bullet-char="">
        <style:list-level-properties text:list-level-position-and-space-mode="label-alignment">
          <style:list-level-label-alignment text:label-followed-by="listtab" fo:text-indent="-0.635cm" fo:margin-left="8.996cm"/>
        </style:list-level-properties>
        <style:text-properties style:font-name="Wingdings"/>
      </text:list-level-style-bullet>
      <text:list-level-style-bullet text:level="7" text:style-name="ListLabel_20_189" style:num-suffix="" text:bullet-char="">
        <style:list-level-properties text:list-level-position-and-space-mode="label-alignment">
          <style:list-level-label-alignment text:label-followed-by="listtab" fo:text-indent="-0.635cm" fo:margin-left="10.266cm"/>
        </style:list-level-properties>
        <style:text-properties style:font-name="Symbol"/>
      </text:list-level-style-bullet>
      <text:list-level-style-bullet text:level="8" text:style-name="ListLabel_20_190" style:num-suffix="o" text:bullet-char="o">
        <style:list-level-properties text:list-level-position-and-space-mode="label-alignment">
          <style:list-level-label-alignment text:label-followed-by="listtab" fo:text-indent="-0.635cm" fo:margin-left="11.536cm"/>
        </style:list-level-properties>
        <style:text-properties style:font-name="Courier New"/>
      </text:list-level-style-bullet>
      <text:list-level-style-bullet text:level="9" text:style-name="ListLabel_20_191" style:num-suffix="" text:bullet-char="">
        <style:list-level-properties text:list-level-position-and-space-mode="label-alignment">
          <style:list-level-label-alignment text:label-followed-by="listtab" fo:text-indent="-0.635cm" fo:margin-left="12.8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9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9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97"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0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0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0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0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0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4T10:03:00</meta:creation-date>
    <meta:initial-creator>marco barbaresco</meta:initial-creator>
    <dc:language>it-IT</dc:language>
    <dc:date>2020-06-25T15:02:17.800000000</dc:date>
    <meta:editing-cycles>54</meta:editing-cycles>
    <meta:editing-duration>PT32M19S</meta:editing-duration>
    <meta:generator>LibreOffice/6.4.4.2$Windows_X86_64 LibreOffice_project/3d775be2011f3886db32dfd395a6a6d1ca2630ff</meta:generator>
    <meta:document-statistic meta:table-count="1" meta:image-count="0" meta:object-count="0" meta:page-count="9" meta:paragraph-count="160" meta:word-count="2029" meta:character-count="13169" meta:non-whitespace-character-count="113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